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16.16pt" fo:break-before="auto" style:use-optimal-row-height="false"/>
    </style:style>
    <style:style style:name="ro4" style:family="table-row">
      <style:table-row-properties style:row-height="19.9pt" fo:break-before="auto" style:use-optimal-row-height="false"/>
    </style:style>
    <style:style style:name="ro5" style:family="table-row">
      <style:table-row-properties style:row-height="28.6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17.4pt" fo:break-before="auto" style:use-optimal-row-height="false"/>
    </style:style>
    <style:style style:name="ro8" style:family="table-row">
      <style:table-row-properties style:row-height="39.8pt" fo:break-before="auto" style:use-optimal-row-height="false"/>
    </style:style>
    <style:style style:name="ro9" style:family="table-row">
      <style:table-row-properties style:row-height="14.91pt" fo:break-before="auto" style:use-optimal-row-height="false"/>
    </style:style>
    <style:style style:name="ro10" style:family="table-row">
      <style:table-row-properties style:row-height="23.61pt" fo:break-before="auto" style:use-optimal-row-height="false"/>
    </style:style>
    <style:style style:name="ro11" style:family="table-row">
      <style:table-row-properties style:row-height="18.65pt" fo:break-before="auto" style:use-optimal-row-height="false"/>
    </style:style>
    <style:style style:name="ro12" style:family="table-row">
      <style:table-row-properties style:row-height="34.81pt" fo:break-before="auto" style:use-optimal-row-height="false"/>
    </style:style>
    <style:style style:name="ro1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3" office:value-type="string" calcext:value-type="string">
            <text:p>JOB TITLE</text:p>
          </table:table-cell>
          <table:table-cell table:style-name="ce3" office:value-type="string" calcext:value-type="string">
            <text:p>COMPANY NAME</text:p>
          </table:table-cell>
          <table:table-cell table:style-name="ce3" office:value-type="string" calcext:value-type="string">
            <text:p>VACANCY</text:p>
          </table:table-cell>
          <table:table-cell table:style-name="ce3" office:value-type="string" calcext:value-type="string">
            <text:p>JOB RESPONSIBILITIES</text:p>
          </table:table-cell>
          <table:table-cell table:style-name="ce3" office:value-type="string" calcext:value-type="string">
            <text:p>JOB CONTEXT</text:p>
          </table:table-cell>
          <table:table-cell table:style-name="ce3" office:value-type="string" calcext:value-type="string">
            <text:p>EMPLOYMENT STATUS</text:p>
          </table:table-cell>
          <table:table-cell table:style-name="ce3" office:value-type="string" calcext:value-type="string">
            <text:p>EXPERIENCE</text:p>
          </table:table-cell>
          <table:table-cell table:style-name="ce3" office:value-type="string" calcext:value-type="string">
            <text:p>GENDER</text:p>
          </table:table-cell>
          <table:table-cell table:style-name="ce3" office:value-type="string" calcext:value-type="string">
            <text:p>AGE</text:p>
          </table:table-cell>
          <table:table-cell table:style-name="ce3" office:value-type="string" calcext:value-type="string">
            <text:p>JOB LOCATION</text:p>
          </table:table-cell>
          <table:table-cell table:style-name="ce3" office:value-type="string" calcext:value-type="string">
            <text:p>EDUCATIONAL REQUIREMENTS</text:p>
          </table:table-cell>
          <table:table-cell table:style-name="ce3" office:value-type="string" calcext:value-type="string">
            <text:p>ADDITIONAL REQUIREMENTS</text:p>
          </table:table-cell>
          <table:table-cell table:style-name="ce3" office:value-type="string" calcext:value-type="string">
            <text:p>SALARY</text:p>
          </table:table-cell>
          <table:table-cell table:style-name="ce3" office:value-type="string" calcext:value-type="string">
            <text:p>COMPENSATION &amp; AND OTHER BENEFITS</text:p>
          </table:table-cell>
          <table:table-cell table:style-name="ce3" office:value-type="string" calcext:value-type="string">
            <text:p>PUBLISHED ON</text:p>
          </table:table-cell>
          <table:table-cell table:style-name="ce3" office:value-type="string" calcext:value-type="string">
            <text:p>APPLICATION DEADLINE</text:p>
          </table:table-cell>
          <table:table-cell table:style-name="ce3" table:number-columns-repeated="1008"/>
        </table:table-row>
        <table:table-row table:style-name="ro2">
          <table:table-cell office:value-type="string" calcext:value-type="string">
            <text:p>Full Stack Developer</text:p>
          </table:table-cell>
          <table:table-cell office:value-type="string" calcext:value-type="string">
            <text:p>Wardan Tech Ltd. </text:p>
          </table:table-cell>
          <table:table-cell office:value-type="string" calcext:value-type="string">
            <text:p/>
            <text:p>                                                                Not specific</text:p>
            <text:p>                                                                </text:p>
          </table:table-cell>
          <table:table-cell office:value-type="string" calcext:value-type="string">
            <text:p/>
            <text:p>Expert in PHP (OOP)</text:p>
            <text:p>Expert in Laravel Framework</text:p>
            <text:p>Ability to build a complex query on Mysql Database</text:p>
            <text:p>Clear knowledge in Ajax, Jquery, JSON, XML</text:p>
            <text:p>Must have experience on different API Integration and creating RESTful API</text:p>
            <text:p>Very good and well experienced in debugging code to find out the bug</text:p>
            <text:p>Experience in other Frameworks (CI, CakePHP) and CMS (WordPress) is a plus.</text:p>
            <text:p>Knowledge in JavaScript Framework/ Library (Vue/ React/ Angular) will be an advantage</text:p>
            <text:p>Experience in Android App Development (Optiona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4 to 40 years</text:p>
            <text:p>                                                                    </text:p>
          </table:table-cell>
          <table:table-cell office:value-type="string" calcext:value-type="string">
            <text:p/>
            <text:p>Â Dhaka (Uttara)</text:p>
            <text:p>                                                                    </text:p>
          </table:table-cell>
          <table:table-cell office:value-type="string" calcext:value-type="string">
            <text:p/>
            <text:p>Bachelor of Science (BSc) in Computer Engineering</text:p>
            <text:p/>
          </table:table-cell>
          <table:table-cell office:value-type="string" calcext:value-type="string">
            <text:p/>
            <text:p>Age 24 to 40 years </text:p>
            <text:p>Only males are allowed to apply</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3">
          <table:table-cell office:value-type="string" calcext:value-type="string">
            <text:p>Sr. Software Engineer</text:p>
          </table:table-cell>
          <table:table-cell office:value-type="string" calcext:value-type="string">
            <text:p>Dot Connect Ltd </text:p>
          </table:table-cell>
          <table:table-cell office:value-type="string" calcext:value-type="string">
            <text:p/>
            <text:p>                                                                1</text:p>
            <text:p>                                                                </text:p>
          </table:table-cell>
          <table:table-cell office:value-type="string" calcext:value-type="string">
            <text:p/>
            <text:p>Good communication and problem-solving skill and ability to take the challengeExtensive knowledge of Python and its framework like Flask.The clear concept of Object-Oriented ProgrammingExperience on JavaScript, Nodejs, React and AngularExperience on PHP codeigniter framework will have an advantage.Experience with Git.Must have a very good understanding of MySQL, MongoDB &amp; other open-source databases.Experience developing using Agile practices like Scrum.</text:p>
            <text:p/>
          </table:table-cell>
          <table:table-cell office:value-type="string" calcext:value-type="string">
            <text:p/>
            <text:p>Applicant should be expert at the front end JavaScript language (React, Angular).The applicant should be able to handle the back end side of the application (Python, Flask, Express, Node).The applicant should be an expert to Design and develop REST API for different use cases.The applicant should have experience with Linux server maintenance.Coordinate with internal teams to understand user requirements and provide technical solutions</text:p>
            <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4 to 30 years</text:p>
            <text:p>                                                                    </text:p>
          </table:table-cell>
          <table:table-cell office:value-type="string" calcext:value-type="string">
            <text:p/>
            <text:p>Â Dhaka (Uttara)</text:p>
            <text:p>                                                                    </text:p>
          </table:table-cell>
          <table:table-cell office:value-type="string" calcext:value-type="string">
            <text:p/>
            <text:p>Bachelor of Science (BSc) in Computer Science  Engineering</text:p>
            <text:p/>
          </table:table-cell>
          <table:table-cell office:value-type="string" calcext:value-type="string">
            <text:p/>
            <text:p>Age 24 to 30 years </text:p>
            <text:p>Only males are allowed to apply</text:p>
            <text:p>Mention explicitly about your capabilities with front end and back end languages.</text:p>
            <text:p/>
          </table:table-cell>
          <table:table-cell office:value-type="string" calcext:value-type="string">
            <text:p/>
            <text:p>Â Tk. 50000 - 60000 (Monthly)</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4">
          <table:table-cell office:value-type="string" calcext:value-type="string">
            <text:p>Sr. Software Engineer (Frontend)</text:p>
          </table:table-cell>
          <table:table-cell office:value-type="string" calcext:value-type="string">
            <text:p>Echologyx Ltd. </text:p>
          </table:table-cell>
          <table:table-cell office:value-type="string" calcext:value-type="string">
            <text:p/>
            <text:p>                                                                05</text:p>
            <text:p>                                                                </text:p>
          </table:table-cell>
          <table:table-cell office:value-type="string" calcext:value-type="string">
            <text:p/>
            <text:p>Strong background in different JavaScript frameworks: JavaScript, jQuery and other JS frameworks such as react.js or angular.js including SPAs, HTML and CSS </text:p>
            <text:p>Good knowledge of HTML5, CSS3, experience with preprocessors LESS, SCSS, SASS experience of using bootstrap/foundation frameworks.</text:p>
            <text:p/>
          </table:table-cell>
          <table:table-cell office:value-type="string" calcext:value-type="string">
            <text:p/>
            <text:p>                                                            We are looking for an enthusiastic and energetic individual with interest in a wide range of web software technologies and architectures based on web front-end. This individual must have the mindset to get their hands dirty in writing code in different front-end web technology stacks based on JavaScript. Work will range from solo projects to product features in sprints with remotely located engineers. The right candidate will have the openness to be part of many different types and kinds of projects with a high level of context-switching ability.</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4 to 40 years</text:p>
            <text:p>                                                                    </text:p>
          </table:table-cell>
          <table:table-cell office:value-type="string" calcext:value-type="string">
            <text:p/>
            <text:p>Â Dhaka (Uttara)</text:p>
            <text:p>                                                                    </text:p>
          </table:table-cell>
          <table:table-cell office:value-type="string" calcext:value-type="string">
            <text:p/>
            <text:p>Bachelor degree in any disciplineB.Sc or M.Sc in Computer Science or related subject from a reputed university. Freshers are also encouraged to apply if you are an expert in Javascript or any other frontend framwork .</text:p>
            <text:p>Skills Required: Angular.js, HTML5 &amp; CSS3, JavaScript, jquery</text:p>
            <text:p/>
          </table:table-cell>
          <table:table-cell office:value-type="string" calcext:value-type="string">
            <text:p/>
            <text:p>Age 24 to 40 years </text:p>
            <text:p>Both males and females are allowed to apply</text:p>
            <text:p>The candidate must exhibit excellent planning and organization skills with strong communication skills.</text:p>
            <text:p/>
          </table:table-cell>
          <table:table-cell office:value-type="string" calcext:value-type="string">
            <text:p/>
            <text:p>Â Tk. 55000 - 85000 (Monthly)</text:p>
            <text:p>                                                                    </text:p>
          </table:table-cell>
          <table:table-cell office:value-type="string" calcext:value-type="string">
            <text:p/>
            <text:p>Mobile bill, Pension policy, Provident fund, Weekly 2 holidays, GratuityLunch Facilities: Full SubsidizeSalary Review: YearlyFestival Bonus: 2Annual Leave Encasement</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5">
          <table:table-cell office:value-type="string" calcext:value-type="string">
            <text:p>IT Advisor</text:p>
          </table:table-cell>
          <table:table-cell office:value-type="string" calcext:value-type="string">
            <text:p>Infinity Marketing Limited </text:p>
          </table:table-cell>
          <table:table-cell office:value-type="string" calcext:value-type="string">
            <text:p/>
            <text:p>                                                                01</text:p>
            <text:p>                                                                </text:p>
          </table:table-cell>
          <table:table-cell office:value-type="string" calcext:value-type="string">
            <text:p/>
            <text:p>Analyzing a company's IT system and infrastructure.</text:p>
            <text:p>Diagnosing IT system problems, inefficiencies and weaknesses.</text:p>
            <text:p>Planning a timeline for completion of projects.</text:p>
            <text:p>Understanding a client's business needs.</text:p>
            <text:p>Implementing a technological solution to meet business needs.</text:p>
            <text:p>Analyzing and determining security threats.</text:p>
            <text:p>Providing advice on technology best practices.</text:p>
            <text:p>Collaborating with technical in-house team to ensure familiarity with technology.</text:p>
            <text:p>Training staff to use the new IT system.</text:p>
            <text:p>Monitoring the success of IT solution.</text:p>
            <text:p>Producing detailed reports on the efficacy of the technology.</text:p>
            <text:p/>
          </table:table-cell>
          <table:table-cell office:value-type="string" calcext:value-type="string">
            <text:p/>
            <text:p>Provides advanced professional input to complex IT Support assignments/projects. Supports and provides direction to more junior professionals. Works autonomously, only requiring "expert" level technical support from others. Exercises judgment in the evaluation, selection, and adaptation of both standard and complex techniques and procedures. Utilizes in-depth professional knowledge and acumen to develop models and procedures, and monitor trends, within IT Technical Operations.</text:p>
            <text:p>Provides counsel and advice to top management on significant IT Support matters, often requiring coordination between organizations. Focuses on providing thought leadership and technical expertise across multiple disciplines. Recognized internally as "the go-to person" for the most complex IT Services assignments.</text:p>
            <text:p>Provides expert content/professional leadership on complex IT Support assignments/projects. Exercises considerable creativity, foresight, and judgment in conceiving, planning, and delivering initiatives. Uses deep professional knowledge and acumen to advise functional leaders. Focuses on providing thought leadership within Technical Support but works on broader projects, which require understanding of wider business. Recognized internally as a subject matter expert.</text:p>
            <text:p/>
          </table:table-cell>
          <table:table-cell office:value-type="string" calcext:value-type="string">
            <text:p/>
            <text:p>                                                                Full-time</text:p>
            <text:p>                                                            </text:p>
          </table:table-cell>
          <table:table-cell office:value-type="string" calcext:value-type="string">
            <text:p/>
            <text:p>Â 10 to 15 year(s)</text:p>
            <text:p>                                                                    </text:p>
          </table:table-cell>
          <table:table-cell office:value-type="string" calcext:value-type="string">
            <text:p/>
            <text:p>Â Both males and females are allowed to apply</text:p>
            <text:p>                                                                    </text:p>
          </table:table-cell>
          <table:table-cell office:value-type="string" calcext:value-type="string">
            <text:p/>
            <text:p>Â Age 35 to 45 years</text:p>
            <text:p>                                                                    </text:p>
          </table:table-cell>
          <table:table-cell office:value-type="string" calcext:value-type="string">
            <text:p/>
            <text:p>Â Anywhere in Bangladesh</text:p>
            <text:p>                                                                    </text:p>
          </table:table-cell>
          <table:table-cell office:value-type="string" calcext:value-type="string">
            <text:p/>
            <text:p>Master of Information &amp; Communication Technology (MICT)</text:p>
            <text:p>Skills Required:  C,  MySQL and MVC framework, .NetCore, Agile methodology</text:p>
            <text:p/>
          </table:table-cell>
          <table:table-cell office:value-type="string" calcext:value-type="string">
            <text:p/>
            <text:p>Age 35 to 45 years </text:p>
            <text:p>Both males and females are allowed to apply</text:p>
            <text:p>A new IT consultant will undertake training to improve business and technical skills such as coding, enterprise languages like SAP and programming languages like C, C++, C#, Java, Visual Basic, .NET or Python</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6">
          <table:table-cell office:value-type="string" calcext:value-type="string">
            <text:p>Software Engineer (Java - Spring)</text:p>
          </table:table-cell>
          <table:table-cell office:value-type="string" calcext:value-type="string">
            <text:p>Impel IT Solutions Ltd. </text:p>
          </table:table-cell>
          <table:table-cell office:value-type="string" calcext:value-type="string">
            <text:p/>
            <text:p>                                                                01</text:p>
            <text:p>                                                                </text:p>
          </table:table-cell>
          <table:table-cell office:value-type="string" calcext:value-type="string">
            <text:p/>
            <text:p>Solid knowledge and experience of Java development, java 8 and/or J2EE frameworks.Good analytical and problem solving skillsHands-on experience with frameworks - Spring, Hibernate, JPA, Jasper Reports and/or JSPExpert in designing responsive HTML with CSS &amp; Bootstrap 4Familiarity with web development technologies - Angular 5+, JavaScript, jQuery.Good understanding of relational database like Mysql or OracleStrong background in Object Oriented Programming (OOP) </text:p>
            <text:p/>
          </table:table-cell>
          <table:table-cell office:value-type="string" calcext:value-type="string">
            <text:p/>
            <text:p>                                                            A Netherlands based company is building a survey platform with the scalability of large number of respondents. The site has a big database and intuitive UX. In future it will use advanced technology to support different dimension of uses.</text:p>
            <text:p>                                                        </text:p>
          </table:table-cell>
          <table:table-cell office:value-type="string" calcext:value-type="string">
            <text:p/>
            <text:p>                                                                Full-time</text:p>
            <text:p>                                                            </text:p>
          </table:table-cell>
          <table:table-cell office:value-type="string" calcext:value-type="string">
            <text:p/>
            <text:p>Â 2 to 4 year(s)</text:p>
            <text:p>                                                                    </text:p>
          </table:table-cell>
          <table:table-cell table:number-columns-repeated="2"/>
          <table:table-cell office:value-type="string" calcext:value-type="string">
            <text:p/>
            <text:p>Â Dhaka Division</text:p>
            <text:p>                                                                    </text:p>
          </table:table-cell>
          <table:table-cell office:value-type="string" calcext:value-type="string">
            <text:p/>
            <text:p>Bachelor of Science (BSc) in CSE</text:p>
            <text:p/>
          </table:table-cell>
          <table:table-cell office:value-type="string" calcext:value-type="string">
            <text:p/>
            <text:p>Good communication skills in English Good plannerPro active communicator. When dead lines are not going to be met, we would like to be informed as early in the process as possible (so we can (master-) plan accordingly and help coming with solutions).Thinking form perspective/ point of view of end userLong term commitment. We would like to have a colleague that is willing to stay with us and grow with us. Excellent Team player, good coordination skills.</text:p>
            <text:p/>
          </table:table-cell>
          <table:table-cell office:value-type="string" calcext:value-type="string">
            <text:p/>
            <text:p>Â Negotiable</text:p>
            <text:p>                                                                    </text:p>
          </table:table-cell>
          <table:table-cell office:value-type="string" calcext:value-type="string">
            <text:p/>
            <text:p>Performance bonus, Weekly 2 holidays, Insurance, Over time allowanceLunch Facilities: Full SubsidizeSalary Review: YearlyFestival Bonus: 2Flexible work hour system.Fully Subsidized Breakfast, Lunch &amp; Evening Refreshment facilityComfortable premises and friendly work environment.Can avail all Government HolidaysAnnual leave - 22 daysSalary disbursement between 25th-30th of each month.European company with the opportunity of international exposure.</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4">
          <table:table-cell office:value-type="string" calcext:value-type="string">
            <text:p>System Analyst</text:p>
          </table:table-cell>
          <table:table-cell office:value-type="string" calcext:value-type="string">
            <text:p>LifeChord Ltd. </text:p>
          </table:table-cell>
          <table:table-cell office:value-type="string" calcext:value-type="string">
            <text:p/>
            <text:p>                                                                01</text:p>
            <text:p>                                                                </text:p>
          </table:table-cell>
          <table:table-cell office:value-type="string" calcext:value-type="string">
            <text:p/>
            <text:p>Analyze and design software (web, android) systems</text:p>
            <text:p>Gather requirements from clients. Conduct requirement analysis and prepare requirement-specification documents</text:p>
            <text:p>Produce project feasibility and development timeline and costing report</text:p>
            <text:p>Define application problem by conferring with clients; evaluate procedures and processes</text:p>
            <text:p>Coordinate production with programmers</text:p>
            <text:p>Help programmers during system development, e.g. provide explanation of use cases, flowcharts or even database design</text:p>
            <text:p>Provide training and user manuals to users on the new system</text:p>
            <text:p>Assist in troubleshoot technical issues and identify modifications needed in existing applications to meet changing user requirements</text:p>
            <text:p>Keeping up to date with technical and industry developments</text:p>
            <text:p>Analyze and design relational database</text:p>
            <text:p>Perform R&amp;D of web applications and propose best-fit advanced technology</text:p>
            <text:p>Capable of develop web applications, Familiar with Codeigniter, Laravel, Zend, symphony, Wordpress.</text:p>
            <text:p>Clear concept about API, Preferred RESTful API development</text:p>
            <text:p>Source code version control using GIT, SVN or cloud base version controlling system</text:p>
            <text:p>Assist in technical documentation</text:p>
            <text:p>Take care of existing technical product</text:p>
            <text:p/>
          </table:table-cell>
          <table:table-cell office:value-type="string" calcext:value-type="string">
            <text:p/>
            <text:p>                                                            Company Website: http://lifechord.com.bd/</text:p>
            <text:p>                                                        </text:p>
          </table:table-cell>
          <table:table-cell office:value-type="string" calcext:value-type="string">
            <text:p/>
            <text:p>                                                                Full-time</text:p>
            <text:p>                                                            </text:p>
          </table:table-cell>
          <table:table-cell office:value-type="string" calcext:value-type="string">
            <text:p/>
            <text:p>Â At least 6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in Computer Science Engineering</text:p>
            <text:p/>
          </table:table-cell>
          <table:table-cell office:value-type="string" calcext:value-type="string">
            <text:p/>
            <text:p>Good knowledge of Information Technology (especially web application systems, OOP, relational database concepts and SDLC)</text:p>
            <text:p>Sound in web development (HTML, XML, JavaScript, CSS, AJAX etc.)</text:p>
            <text:p>Strong PHP scripting skill (especially skilled in MVC frameworks)</text:p>
            <text:p>Strong knowledge of cross platform web service</text:p>
            <text:p>Strong knowledge of standard RDBMS (especially MySQL)</text:p>
            <text:p>Skill in standard SQL</text:p>
            <text:p>Good knowledge of CMS</text:p>
            <text:p>Attention to detail</text:p>
            <text:p>Initiative and self-confidence</text:p>
            <text:p>Excellent oral and written communication skills</text:p>
            <text:p>Ability to lead developer team</text:p>
            <text:p/>
          </table:table-cell>
          <table:table-cell office:value-type="string" calcext:value-type="string">
            <text:p/>
            <text:p>Â Tk. 60000 - 75000 (Monthly)</text:p>
            <text:p>                                                                    </text:p>
          </table:table-cell>
          <table:table-cell office:value-type="string" calcext:value-type="string">
            <text:p/>
            <text:p>Mobile bill, Medical allowance, Weekly 2 holidays, InsuranceLunch Facilities: Full SubsidizeSalary Review: YearlyFestival Bonus: 2</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7">
          <table:table-cell office:value-type="string" calcext:value-type="string">
            <text:p>Unity3D Trainer</text:p>
          </table:table-cell>
          <table:table-cell office:value-type="string" calcext:value-type="string">
            <text:p>X- Gen Solutions Ltd. </text:p>
          </table:table-cell>
          <table:table-cell office:value-type="string" calcext:value-type="string">
            <text:p/>
            <text:p>                                                                Not specific</text:p>
            <text:p>                                                                </text:p>
          </table:table-cell>
          <table:table-cell office:value-type="string" calcext:value-type="string">
            <text:p/>
            <text:p>Follow course outline as required.</text:p>
            <text:p>Maintain Good relationship with stud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Skills Required: C#, Game Development</text:p>
            <text:p/>
          </table:table-cell>
          <table:table-cell office:value-type="string" calcext:value-type="string">
            <text:p/>
            <text:p>Teaching Experience</text:p>
            <text:p/>
          </table:table-cell>
          <table:table-cell office:value-type="string" calcext:value-type="string">
            <text:p/>
            <text:p>Â Negotiable</text:p>
            <text:p>                                                                    </text:p>
          </table:table-cell>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8">
          <table:table-cell office:value-type="string" calcext:value-type="string">
            <text:p>Machine Learning Engineer</text:p>
          </table:table-cell>
          <table:table-cell office:value-type="string" calcext:value-type="string">
            <text:p>PolyFins Technology Inc </text:p>
          </table:table-cell>
          <table:table-cell office:value-type="string" calcext:value-type="string">
            <text:p/>
            <text:p>                                                                1</text:p>
            <text:p>                                                                </text:p>
          </table:table-cell>
          <table:table-cell office:value-type="string" calcext:value-type="string">
            <text:p/>
            <text:p>                                                            N/A</text:p>
            <text:p>                                                        </text:p>
          </table:table-cell>
          <table:table-cell office:value-type="string" calcext:value-type="string">
            <text:p/>
            <text:p>                                                            We are looking for Machine Learning Engineer (Experienced)</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Bachelor degree in any discipline</text:p>
            <text:p/>
          </table:table-cell>
          <table:table-cell office:value-type="string" calcext:value-type="string">
            <text:p/>
            <text:p>At least 2 years of experience Machine learning and predictive analysis</text:p>
            <text:p>Experience with Spark, PySpark of SparkSQL is an advantage</text:p>
            <text:p>Experience with forecasting with structured and semi-structured data is an advantage</text:p>
            <text:p>Experience with machine learning libraries like Scikit learn, Tensorflow, PyTorch etc is a plus.</text:p>
            <text:p>Knowledge of working with Docker and Linux GPU servers is an advantage.</text:p>
            <text:p>Comfortable in processing structured and unstructured data to feed into predictive models</text:p>
            <text:p>Understanding of machine learning models, neural networks and implementing them into production system is desirable.</text:p>
            <text:p>Should have good communications in English (both written and oral)</text:p>
            <text:p>A dynamic person willing to do multiple jobs and able to multi-task</text:p>
            <text:p>Willing to work in timezone to match with Bangladesh local and US time as needed and efficiently co-ordinate with distributed teams</text:p>
            <text:p>A person who is driven and excited to work in a startup environment - is hard-working and desire to grow and succeed.</text:p>
            <text:p>Someone who thinks out-of-box and comes up with innovative solutions to problems</text:p>
            <text:p>Excellent team player, independent, positive attitude, highly motivated &amp; result oriented</text:p>
            <text:p>A person who is driven and excited to work in a startup environment - is hard-working and desire to grow and succeed.</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9">
          <table:table-cell office:value-type="string" calcext:value-type="string">
            <text:p>Sales Executive</text:p>
          </table:table-cell>
          <table:table-cell office:value-type="string" calcext:value-type="string">
            <text:p>Krieative Machinez </text:p>
          </table:table-cell>
          <table:table-cell office:value-type="string" calcext:value-type="string">
            <text:p/>
            <text:p>                                                                Not specific</text:p>
            <text:p>                                                                </text:p>
          </table:table-cell>
          <table:table-cell office:value-type="string" calcext:value-type="string">
            <text:p/>
            <text:p>The person will be responsible for bringing prospective client on board. Directly communicate with clients, understand their need and communicate the same internally. </text:p>
            <text:p>Reporting on company voids, performance and other tasks set by Directors. </text:p>
            <text:p>Additional tasks will include filing, typing and other clerical duties. </text:p>
            <text:p>Some training will be provided.</text:p>
            <text:p>Excellent Spoken English and willingness to work hard is must.</text:p>
            <text:p/>
          </table:table-cell>
          <table:table-cell office:value-type="string" calcext:value-type="string">
            <text:p/>
            <text:p>Reporting to: Office Manager (India)/Bangladesh Operations Director</text:p>
            <text:p>Date Compiled: Oct 2019</text:p>
            <text:p>Kreative Machinez with its pool of business promotional experts hatches flexible digital marketing plans where tested methods, intuitive inputs, risk-taking strategies are put to effective use to offer SEO and SMO solutions that work wonders for clients. As one of the best agencies offering digital marketing services in Bangladesh. Kreative Machinez the best online catalyst that you can find. As we aim at making your business more visible and profitable</text:p>
            <text:p/>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office:value-type="string" calcext:value-type="string">
            <text:p/>
            <text:p>Minimum IT Graduate.</text:p>
            <text:p/>
          </table:table-cell>
          <table:table-cell office:value-type="string" calcext:value-type="string">
            <text:p/>
            <text:p>Knowledge of sales and marketing. Digital marketing experience is additional plus for this profile.</text:p>
            <text:p>Punctual </text:p>
            <text:p>Excellent communication skills (oral and written)</text:p>
            <text:p>Well organized</text:p>
            <text:p>Excellent Spoken English is required - You will be speaking to your Head office India</text:p>
            <text:p/>
          </table:table-cell>
          <table:table-cell table:number-columns-repeated="2"/>
          <table:table-cell office:value-type="string" calcext:value-type="string">
            <text:p/>
            <text:p>Â Oct 6, 2019</text:p>
            <text:p>                                                                        </text:p>
          </table:table-cell>
          <table:table-cell office:value-type="string" calcext:value-type="string">
            <text:p/>
            <text:p>Â Nov 3, 2019</text:p>
            <text:p>                                                                        </text:p>
          </table:table-cell>
          <table:table-cell table:number-columns-repeated="1008"/>
        </table:table-row>
        <table:table-row table:style-name="ro10">
          <table:table-cell office:value-type="string" calcext:value-type="string">
            <text:p>Machine Learning Engineer</text:p>
          </table:table-cell>
          <table:table-cell office:value-type="string" calcext:value-type="string">
            <text:p>Therap (BD) Ltd. </text:p>
          </table:table-cell>
          <table:table-cell office:value-type="string" calcext:value-type="string">
            <text:p/>
            <text:p>                                                                Not specific</text:p>
            <text:p>                                                                </text:p>
          </table:table-cell>
          <table:table-cell office:value-type="string" calcext:value-type="string">
            <text:p/>
            <text:p>Research, design, develop, and test various AI/ML frameworks and models</text:p>
            <text:p>Evaluate and classify various AI/ML implementations and map it against applicable use cases</text:p>
            <text:p>Mentor other team members and data analytical groups</text:p>
            <text:p>Take the lead in developing innovative advanced analytical solutions for complex application problems</text:p>
            <text:p>Work independently with minimal supervision and be an advocate for the adoption of data science, AI/ML solutions</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 (Banani)</text:p>
            <text:p>                                                                    </text:p>
          </table:table-cell>
          <table:table-cell office:value-type="string" calcext:value-type="string">
            <text:p/>
            <text:p>Bachelor's in Computer Science or Engineering or a closely related discipline.</text:p>
            <text:p/>
          </table:table-cell>
          <table:table-cell office:value-type="string" calcext:value-type="string">
            <text:p/>
            <text:p>Strong programming/debugging skills in Python.</text:p>
            <text:p>Good Data Science skills. Processing, cleaning, and visualizing structured/unstructured data using libraries such as Numpy, Pandas, Matplotlib, Seaborn, and SciPy, etc. in a Jupyter notebook environment.</text:p>
            <text:p>Good knowledge of data transformation and/or preparing data suitable for ML algorithms. </text:p>
            <text:p>Experience in building and deploying Machine Learning solutions using various supervised/unsupervised ML algorithms such as Linear/Logistic Regression, Support Vector Machines, (Deep) Neural Networks, Random Forest, etc.</text:p>
            <text:p>Experience in building and deploying ML models using libraries such as scikit-learn, Keras, and TensorFlow.</text:p>
            <text:p>Ways to stand out from the crowd:</text:p>
            <text:p>1+ year of industrial experience with Python</text:p>
            <text:p>2+ years of experience working in industry solving real world problems using AI</text:p>
            <text:p>M.S. in Computer Science of closely related engineering field</text:p>
            <text:p>Deploying ML models on embedded platforms and/or large scale cloud services (AWS, GCP, Azure)</text:p>
            <text:p/>
          </table:table-cell>
          <table:table-cell table:number-columns-repeated="2"/>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11">
          <table:table-cell office:value-type="string" calcext:value-type="string">
            <text:p>Assistant Manager, Cloud Solution Architect</text:p>
          </table:table-cell>
          <table:table-cell office:value-type="string" calcext:value-type="string">
            <text:p>eGeneration Limited </text:p>
          </table:table-cell>
          <table:table-cell office:value-type="string" calcext:value-type="string">
            <text:p/>
            <text:p>                                                                Not specific</text:p>
            <text:p>                                                                </text:p>
          </table:table-cell>
          <table:table-cell office:value-type="string" calcext:value-type="string">
            <text:p/>
            <text:p>Design, develop, implement and maintain the Azure/AWS/Google Infrastructure Framework.</text:p>
            <text:p>Plan network design, network security and DR scenarios as it pertains to the cloud.</text:p>
            <text:p>Research, implement and oversee best practices and guidelines for cloud operations and processes.</text:p>
            <text:p>Develop and present new cloud technologies and recommendations that best fit business and IT objectives that align with the strategic roadmap.</text:p>
            <text:p>Develop, build and maintain CCSO's cloud operational procedures and knowledge base.</text:p>
            <text:p>Develop cloud project initiation documents, including the definition of objectives, scope, approach, and deliverables.</text:p>
            <text:p>Assists with the cloud budget and cost reduction efforts by leveraging cloud services.</text:p>
            <text:p>Identify and communicate risks (business, application, technical) associated with component or application implementation.</text:p>
            <text:p>Help determine where all hardware and software components will be deployed relative to an applic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Bachelor of Science (BSc) in CSE, EEE or IT related subject</text:p>
            <text:p/>
          </table:table-cell>
          <table:table-cell office:value-type="string" calcext:value-type="string">
            <text:p/>
            <text:p>Age 25 to 32 years </text:p>
            <text:p>Positive attitude and a strong commitment to delivering quality of work.</text:p>
            <text:p>Excellent knowledge of cloud computing technologies and current computing trends.</text:p>
            <text:p>Effective communication skill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12">
          <table:table-cell office:value-type="string" calcext:value-type="string">
            <text:p>Java Programmer (Japan)</text:p>
          </table:table-cell>
          <table:table-cell office:value-type="string" calcext:value-type="string">
            <text:p>Work4u Consultancy Ltd. </text:p>
          </table:table-cell>
          <table:table-cell office:value-type="string" calcext:value-type="string">
            <text:p/>
            <text:p>                                                                10</text:p>
            <text:p>                                                                </text:p>
          </table:table-cell>
          <table:table-cell office:value-type="string" calcext:value-type="string">
            <text:p/>
            <text:p>                                                            N/A</text:p>
            <text:p>                                                        </text:p>
          </table:table-cell>
          <table:table-cell office:value-type="string" calcext:value-type="string">
            <text:p/>
            <text:p>This is programming Language (JAVA only|) Job in JAPAN.</text:p>
            <text:p>You must have the Japanese Language exam pass certificate JLPT N5/N4 .</text:p>
            <text:p>Any questions: 01913655566</text:p>
            <text:p>If you don`t  know the Japanese Language we can arrange the to teach you the Japanese Language.</text:p>
            <text:p/>
          </table:table-cell>
          <table:table-cell office:value-type="string" calcext:value-type="string">
            <text:p/>
            <text:p>                                                                Full-time</text:p>
            <text:p>                                                            </text:p>
          </table:table-cell>
          <table:table-cell table:number-columns-repeated="3"/>
          <table:table-cell office:value-type="string" calcext:value-type="string">
            <text:p/>
            <text:p>Â Japan</text:p>
            <text:p>                                                                    </text:p>
          </table:table-cell>
          <table:table-cell office:value-type="string" calcext:value-type="string">
            <text:p/>
            <text:p>Bachelor in Engineering (BEngg)Graduation  from any Engineering subject is preferable.</text:p>
            <text:p>Preferred Professional Certification: JLPTN5</text:p>
            <text:p/>
          </table:table-cell>
          <table:table-cell office:value-type="string" calcext:value-type="string">
            <text:p><text:s/></text:p>
          </table:table-cell>
          <table:table-cell office:value-type="string" calcext:value-type="string">
            <text:p/>
            <text:p>Â Tk. 150000 - 160000 (Monthly)</text:p>
            <text:p>                                                                    </text:p>
          </table:table-cell>
          <table:table-cell office:value-type="string" calcext:value-type="string">
            <text:p/>
            <text:p>Over time allowanceSalary Review: Yearly</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0:52:26.5433453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0:57:05.011179400</dc:date>
    <meta:editing-duration>PT10M4S</meta:editing-duration>
    <meta:editing-cycles>5</meta:editing-cycles>
    <meta:generator>LibreOffice/6.2.7.1$Linux_X86_64 LibreOffice_project/20$Build-1</meta:generator>
    <meta:document-statistic meta:table-count="1" meta:cell-count="185" meta:object-count="0"/>
  </office:meta>
</office:document-meta>
</file>